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1"/>
    <style:style style:name="P2" style:family="paragraph" style:parent-style-name="Text_20_body" style:list-style-name="L89"/>
    <style:style style:name="P3" style:family="paragraph" style:parent-style-name="Text_20_body">
      <style:text-properties officeooo:paragraph-rsid="0016dc3f"/>
    </style:style>
    <style:style style:name="P4" style:family="paragraph" style:parent-style-name="Text_20_body">
      <style:text-properties officeooo:paragraph-rsid="0017e1f0"/>
    </style:style>
    <style:style style:name="P5" style:family="paragraph" style:parent-style-name="Text_20_body">
      <style:text-properties officeooo:paragraph-rsid="001e5279"/>
    </style:style>
    <style:style style:name="P6" style:family="paragraph" style:parent-style-name="Text_20_body">
      <style:text-properties officeooo:paragraph-rsid="001eae58"/>
    </style:style>
    <style:style style:name="P7" style:family="paragraph" style:parent-style-name="Text_20_body" style:list-style-name="L202"/>
    <style:style style:name="P8" style:family="paragraph" style:parent-style-name="Text_20_body" style:list-style-name="L203"/>
    <style:style style:name="P9" style:family="paragraph" style:parent-style-name="Text_20_body" style:list-style-name="L202">
      <style:paragraph-properties fo:margin-top="0in" fo:margin-bottom="0in" loext:contextual-spacing="false"/>
    </style:style>
    <style:style style:name="P10" style:family="paragraph" style:parent-style-name="Text_20_body" style:list-style-name="L203">
      <style:paragraph-properties fo:margin-top="0in" fo:margin-bottom="0in" loext:contextual-spacing="false"/>
    </style:style>
    <style:style style:name="P11" style:family="paragraph" style:parent-style-name="Text_20_body">
      <style:paragraph-properties style:writing-mode="lr-tb"/>
    </style:style>
    <style:style style:name="P1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441ad" officeooo:paragraph-rsid="001441ad"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16pt" style:text-underline-style="none" fo:font-weight="normal" officeooo:rsid="001441ad" officeooo:paragraph-rsid="001441ad" style:font-size-asian="16pt" style:font-weight-asian="normal" style:font-size-complex="16pt" style:font-weight-complex="normal"/>
    </style:style>
    <style:style style:name="P14" style:family="paragraph" style:parent-style-name="Standard" style:list-style-name="L1">
      <style:paragraph-properties fo:text-align="start" style:justify-single-word="false"/>
      <style:text-properties fo:font-size="16pt" style:text-underline-style="none" fo:font-weight="normal" officeooo:rsid="001441ad" officeooo:paragraph-rsid="001441ad" style:font-size-asian="16pt" style:font-weight-asian="normal" style:font-size-complex="16pt" style:font-weight-complex="normal"/>
    </style:style>
    <style:style style:name="P15" style:family="paragraph" style:parent-style-name="Standard" style:list-style-name="L9">
      <style:paragraph-properties fo:text-align="start" style:justify-single-word="false"/>
      <style:text-properties fo:font-size="16pt" style:text-underline-style="none" fo:font-weight="normal" officeooo:rsid="001441ad" officeooo:paragraph-rsid="001441ad" style:font-size-asian="16pt" style:font-weight-asian="normal" style:font-size-complex="16pt" style:font-weight-complex="normal"/>
    </style:style>
    <style:style style:name="P16" style:family="paragraph" style:parent-style-name="Standard" style:list-style-name="L9">
      <style:paragraph-properties fo:text-align="start" style:justify-single-word="false"/>
      <style:text-properties fo:font-size="16pt" style:text-underline-style="none" fo:font-weight="normal" officeooo:rsid="001441ad" officeooo:paragraph-rsid="001eae58" style:font-size-asian="16pt" style:font-weight-asian="normal" style:font-size-complex="16pt" style:font-weight-complex="normal"/>
    </style:style>
    <style:style style:name="P17" style:family="paragraph" style:parent-style-name="Standard" style:list-style-name="L201">
      <style:paragraph-properties fo:text-align="start" style:justify-single-word="false"/>
      <style:text-properties fo:font-size="16pt" style:text-underline-style="none" fo:font-weight="normal" officeooo:rsid="001441ad" officeooo:paragraph-rsid="001eae58" style:font-size-asian="16pt" style:font-weight-asian="normal" style:font-size-complex="16pt" style:font-weight-complex="normal"/>
    </style:style>
    <style:style style:name="P18" style:family="paragraph" style:parent-style-name="Standard" style:list-style-name="L1">
      <style:paragraph-properties fo:text-align="start" style:justify-single-word="false"/>
      <style:text-properties officeooo:paragraph-rsid="001441ad"/>
    </style:style>
    <style:style style:name="P19" style:family="paragraph" style:parent-style-name="Standard" style:list-style-name="L9">
      <style:paragraph-properties fo:text-align="start" style:justify-single-word="false"/>
      <style:text-properties officeooo:paragraph-rsid="001441ad"/>
    </style:style>
    <style:style style:name="P20" style:family="paragraph" style:parent-style-name="Standard" style:list-style-name="L9">
      <style:paragraph-properties fo:text-align="start" style:justify-single-word="false"/>
      <style:text-properties officeooo:paragraph-rsid="001eae58"/>
    </style:style>
    <style:style style:name="P21" style:family="paragraph" style:parent-style-name="Heading_20_1">
      <style:text-properties officeooo:paragraph-rsid="001eae58"/>
    </style:style>
    <style:style style:name="P22" style:family="paragraph" style:parent-style-name="Heading_20_3" style:list-style-name="L11"/>
    <style:style style:name="P23" style:family="paragraph" style:parent-style-name="Heading_20_3" style:list-style-name="L11">
      <style:text-properties officeooo:paragraph-rsid="0016dc3f"/>
    </style:style>
    <style:style style:name="P24" style:family="paragraph" style:parent-style-name="Heading_20_3" style:list-style-name="L11">
      <style:text-properties officeooo:paragraph-rsid="0017e1f0"/>
    </style:style>
    <style:style style:name="P25" style:family="paragraph" style:parent-style-name="Heading_20_3" style:list-style-name="L11">
      <style:text-properties officeooo:paragraph-rsid="001c7765"/>
    </style:style>
    <style:style style:name="P26" style:family="paragraph" style:parent-style-name="Heading_20_3" style:list-style-name="L89">
      <style:text-properties officeooo:paragraph-rsid="001c26f5"/>
    </style:style>
    <style:style style:name="P27" style:family="paragraph" style:parent-style-name="Heading_20_2" style:list-style-name="L11"/>
    <style:style style:name="P28" style:family="paragraph" style:parent-style-name="Heading_20_2" style:list-style-name="L11">
      <style:text-properties officeooo:paragraph-rsid="00177871"/>
    </style:style>
    <style:style style:name="P29" style:family="paragraph" style:parent-style-name="Heading_20_2" style:list-style-name="L11">
      <style:text-properties officeooo:paragraph-rsid="001908fd"/>
    </style:style>
    <style:style style:name="P30" style:family="paragraph" style:parent-style-name="Heading_20_2" style:list-style-name="L9"/>
    <style:style style:name="P31" style:family="paragraph" style:parent-style-name="Heading_20_2" style:list-style-name="L9">
      <style:text-properties officeooo:paragraph-rsid="001eae58"/>
    </style:style>
    <style:style style:name="P32" style:family="paragraph" style:parent-style-name="Heading_20_2">
      <style:text-properties officeooo:paragraph-rsid="001c26f5"/>
    </style:style>
    <style:style style:name="P33" style:family="paragraph" style:parent-style-name="Heading_20_2" style:list-style-name="L89">
      <style:text-properties officeooo:paragraph-rsid="001c26f5"/>
    </style:style>
    <style:style style:name="P34" style:family="paragraph" style:parent-style-name="Heading_20_2">
      <style:text-properties style:text-underline-style="solid" style:text-underline-width="auto" style:text-underline-color="font-color" officeooo:paragraph-rsid="001c26f5"/>
    </style:style>
    <style:style style:name="P35" style:family="paragraph" style:parent-style-name="Heading_20_2" style:list-style-name="L11">
      <style:paragraph-properties style:writing-mode="lr-tb"/>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text-underline-style="none" fo:font-weight="normal" officeooo:rsid="001441ad" style:font-size-asian="14pt" style:font-weight-asian="normal" style:font-size-complex="14pt" style:font-weight-complex="normal"/>
    </style:style>
    <style:style style:name="T4" style:family="text">
      <style:text-properties fo:font-size="14pt" style:text-underline-style="none" officeooo:rsid="001441ad" style:font-size-asian="14pt" style:font-size-complex="14pt"/>
    </style:style>
    <style:style style:name="T5" style:family="text">
      <style:text-properties fo:font-weight="normal" style:font-weight-asian="normal" style:font-weight-complex="normal"/>
    </style:style>
    <style:style style:name="T6" style:family="text">
      <style:text-properties fo:font-weight="normal" officeooo:rsid="001c7765" style:font-weight-asian="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Numbering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544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0">
      <text:list-level-style-bullet text:level="1" text:style-name="Bullet_20_Symbols" style:num-suffix="." text:bullet-char="•">
        <style:list-level-properties text:space-before="0.8035in" text:min-label-width="0.1965in"/>
      </text:list-level-style-bullet>
      <text:list-level-style-number text:level="2" style:num-suffix="." style:num-format="1">
        <style:list-level-properties text:space-before="1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5in" text:min-label-width="0.25in"/>
      </text:list-level-style-number>
      <text:list-level-style-number text:level="5" style:num-suffix="." style:num-format="1">
        <style:list-level-properties text:space-before="1.75in" text:min-label-width="0.25in"/>
      </text:list-level-style-number>
      <text:list-level-style-number text:level="6" style:num-suffix="." style:num-format="1">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1">
        <style:list-level-properties text:space-before="2.5in" text:min-label-width="0.25in"/>
      </text:list-level-style-number>
      <text:list-level-style-number text:level="9" style:num-suffix="." style:num-format="1">
        <style:list-level-properties text:space-before="2.75in" text:min-label-width="0.25in"/>
      </text:list-level-style-number>
      <text:list-level-style-number text:level="10" style:num-suffix="." style:num-format="1">
        <style:list-level-properties text:space-before="3in" text:min-label-width="0.25in"/>
      </text:list-level-style-number>
    </text:list-style>
    <text:list-style style:name="L1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ort Overview</text:p>
      <text:p text:style-name="P12"/>
      <text:h text:style-name="Heading_20_1" text:outline-level="1"><text:span text:style-name="Strong_20_Emphasis"><text:span text:style-name="T8">Abstract:</text:span></text:span></text:h>
      <text:p text:style-name="Text_20_body">This undergraduate project aims to develop an interactive online application designed to enhance audience engagement and provide smart assessment features, similar to tools like Mentimeter and Kahoot. The application will allow presenters to create dynamic presentations incorporating real-time interactive elements such as polls, quizzes, word clouds, and Q&amp;A sessions. Participants can engage using smartphones or other devices, creating a more interactive and engaging experience. The project will also feature smart assessments with timed quizzes, immediate feedback, scoring, and leaderboards, accompanied by analytics for presenters. This application is intended to transform learning experiences, corporate meetings, and events by making them more interactive and insightful.</text:p>
      <text:h text:style-name="Heading_20_1" text:outline-level="1"><text:span text:style-name="Strong_20_Emphasis"><text:span text:style-name="T8">Introduction:</text:span></text:span></text:h>
      <text:p text:style-name="Text_20_body">The purpose of this project is to design and develop an interactive online application that enhances audience engagement during presentations. With increasing demand for interactive tools in educational and corporate environments, this project addresses the need for a seamless, real-time solution that integrates dynamic presentation features with smart assessments. The system will cater to diverse needs, providing immediate feedback and detailed analytics, which will help presenters gauge audience understanding and improve their delivery.</text:p>
      <text:h text:style-name="Heading_20_1" text:outline-level="1"><text:span text:style-name="Strong_20_Emphasis"><text:span text:style-name="T8">Problem Statement:</text:span></text:span></text:h>
      <text:p text:style-name="Text_20_body">In many presentations, audience engagement is limited, and traditional assessment methods fail to provide real-time feedback. Current solutions either lack the integration of dynamic presentation features or do not offer comprehensive analytics to measure engagement and understanding effectively. The proposed system will address these challenges by providing an all-in-one platform for real-time audience interaction and smart assessment.</text:p>
      <text:h text:style-name="Heading_20_1" text:outline-level="1"><text:span text:style-name="Strong_20_Emphasis"><text:span text:style-name="T8">Objectives:</text:span></text:span></text:h>
      <text:list xml:id="list3423973563" text:style-name="L202">
        <text:list-item>
          <text:p text:style-name="P9">Develop a user-friendly interface that allows presenters to create interactive presentations.</text:p>
        </text:list-item>
        <text:list-item>
          <text:p text:style-name="P9">Integrate real-time data processing to handle dynamic elements like polls, quizzes, and word clouds.</text:p>
        </text:list-item>
        <text:list-item>
          <text:p text:style-name="P9">Implement smart assessment features, including timed quizzes, immediate feedback, and leaderboards.</text:p>
        </text:list-item>
        <text:list-item>
          <text:p text:style-name="P9">Provide detailed analytics and reports for presenters to assess audience engagement and performance.</text:p>
        </text:list-item>
        <text:list-item>
          <text:p text:style-name="P7">Ensure scalability and reliability of the system for various event sizes and types.</text:p>
        </text:list-item>
      </text:list>
      <text:h text:style-name="Heading_20_1" text:outline-level="1"><text:soft-page-break/><text:span text:style-name="Strong_20_Emphasis"><text:span text:style-name="T8">Vision Statement:</text:span></text:span></text:h>
      <text:p text:style-name="Text_20_body">For educators and corporate presenters who seek to enhance audience engagement and obtain real-time feedback, the Interactive Online Application is a web-based tool that integrates dynamic presentation elements with smart assessments. Unlike current tools, our product will provide a comprehensive platform that includes detailed analytics, offering presenters valuable insights into audience performance and understanding.</text:p>
      <text:h text:style-name="Heading_20_1" text:outline-level="1"><text:span text:style-name="Strong_20_Emphasis"><text:span text:style-name="T8">Scope:</text:span></text:span></text:h>
      <text:p text:style-name="Text_20_body">The project will include the development of the following main functionalities:</text:p>
      <text:list xml:id="list2921232799" text:style-name="L203">
        <text:list-item>
          <text:p text:style-name="P10"><text:span text:style-name="Strong_20_Emphasis">Interactive Presentation Creation</text:span>: Allow presenters to design presentations with real-time interactive elements.</text:p>
        </text:list-item>
        <text:list-item>
          <text:p text:style-name="P10"><text:span text:style-name="Strong_20_Emphasis">Audience Participation</text:span>: Enable participants to engage via smartphones or other devices.</text:p>
        </text:list-item>
        <text:list-item>
          <text:p text:style-name="P10"><text:span text:style-name="Strong_20_Emphasis">Smart Assessment</text:span>: Incorporate quizzes with immediate feedback, scoring, and leaderboards.</text:p>
        </text:list-item>
        <text:list-item>
          <text:p text:style-name="P10"><text:span text:style-name="Strong_20_Emphasis">Analytics and Reporting</text:span>: Provide detailed reports and analytics for presenters to evaluate audience engagement.</text:p>
        </text:list-item>
        <text:list-item>
          <text:p text:style-name="P8"><text:span text:style-name="Strong_20_Emphasis">Scalability</text:span>: Ensure the system can handle various sizes of events.</text:p>
        </text:list-item>
      </text:list>
      <text:p text:style-name="Text_20_body"/>
      <text:p text:style-name="Text_20_body"/>
      <text:p text:style-name="P12"/>
      <text:h text:style-name="P34" text:outline-level="2">Features:</text:h>
      <text:h text:style-name="P32" text:outline-level="2"/>
      <text:list xml:id="list1221599524" text:style-name="L89">
        <text:list-item>
          <text:list>
            <text:list-item>
              <text:h text:style-name="P33" text:outline-level="2"><text:span text:style-name="Strong_20_Emphasis">Admin Dashboard:</text:span></text:h>
              <text:list>
                <text:list-item>
                  <text:h text:style-name="P26" text:outline-level="3"><text:span text:style-name="Strong_20_Emphasis">Centralized Control Panel:</text:span></text:h>
                </text:list-item>
              </text:list>
            </text:list-item>
          </text:list>
        </text:list-item>
      </text:list>
      <text:p text:style-name="Text_20_body"><text:span text:style-name="Strong_20_Emphasis"><text:tab/><text:tab/></text:span><text:span text:style-name="Strong_20_Emphasis"><text:span text:style-name="T5">Provides a comprehensive dashboard for system administrators to manage users, roles, <text:tab/><text:tab/><text:tab/>and settings. </text:span></text:span><text:span text:style-name="T5">Facilitates easy management of the entire system from a single interface. </text:span></text:p>
      <text:list xml:id="list80036862227699" text:continue-numbering="true" text:style-name="L89">
        <text:list-item>
          <text:list>
            <text:list-item>
              <text:list>
                <text:list-item>
                  <text:p text:style-name="P2"><text:span text:style-name="Strong_20_Emphasis">User and Role Management:</text:span><text:line-break/><text:span text:style-name="T5">Admins can create, edit, and delete user accounts, as well as assign or modify roles. </text:span>Ensures that user permissions and access are managed effectively. <text:line-break/></text:p>
                </text:list-item>
              </text:list>
            </text:list-item>
          </text:list>
        </text:list-item>
      </text:list>
      <text:list xml:id="list1090326274" text:style-name="L11">
        <text:list-item>
          <text:list>
            <text:list-item>
              <text:h text:style-name="P27" text:outline-level="2">User Management:</text:h>
              <text:list>
                <text:list-item>
                  <text:p text:style-name="P1"><text:span text:style-name="Strong_20_Emphasis">Multi-Platform Sign-Up:<text:line-break/></text:span><text:span text:style-name="Strong_20_Emphasis"><text:span text:style-name="T5">Users can register on the platform using various methods such as email, Google, </text:span></text:span><text:soft-page-break/><text:span text:style-name="Strong_20_Emphasis"><text:span text:style-name="T5">Facebook, or other social media accounts. </text:span></text:span><text:span text:style-name="T5">Simplifies the onboarding process by offering multiple sign-up options. <text:line-break/></text:span></text:p>
                </text:list-item>
                <text:list-item>
                  <text:p text:style-name="P1"><text:span text:style-name="Strong_20_Emphasis">Email Verification:</text:span><text:span text:style-name="Strong_20_Emphasis"><text:span text:style-name="T5"><text:line-break/>After registration, users receive a verification email to confirm their account, ensuring the validity of user information. </text:span></text:span><text:span text:style-name="T5">Helps prevent fake accounts and enhances security by verifying email ownership. <text:line-break/></text:span></text:p>
                </text:list-item>
              </text:list>
            </text:list-item>
            <text:list-item>
              <text:h text:style-name="P27" text:outline-level="2"><text:span text:style-name="Strong_20_Emphasis">Login/Logout:</text:span></text:h>
              <text:list>
                <text:list-item>
                  <text:h text:style-name="P22" text:outline-level="3"><text:span text:style-name="Strong_20_Emphasis">Secure Login:</text:span></text:h>
                </text:list-item>
              </text:list>
            </text:list-item>
          </text:list>
        </text:list-item>
      </text:list>
      <text:p text:style-name="Text_20_body"><text:span text:style-name="Strong_20_Emphasis"><text:tab/><text:tab/></text:span><text:span text:style-name="Strong_20_Emphasis"><text:span text:style-name="T5">Users log in using their registered email/password or social media credentials. <text:s text:c="2"/><text:tab/><text:tab/><text:tab/><text:tab/></text:span></text:span><text:span text:style-name="T5">Includes security measures such as CAPTCHA to prevent brute force attacks. </text:span></text:p>
      <text:list xml:id="list80037879012935" text:continue-numbering="true" text:style-name="L11">
        <text:list-item>
          <text:list>
            <text:list-item>
              <text:list>
                <text:list-item>
                  <text:h text:style-name="P22" text:outline-level="3"><text:span text:style-name="Strong_20_Emphasis">Session Management:</text:span></text:h>
                </text:list-item>
              </text:list>
            </text:list-item>
          </text:list>
        </text:list-item>
      </text:list>
      <text:p text:style-name="Text_20_body"><text:span text:style-name="Strong_20_Emphasis"><text:tab/><text:tab/></text:span><text:span text:style-name="Strong_20_Emphasis"><text:span text:style-name="T5">Manages user sessions securely by storing session tokens and enabling automatic logout <text:tab/><text:tab/>after a specified period of inactivity.</text:span></text:span><text:span text:style-name="T5">Ensures that users’ data remains secure during their <text:tab/><text:tab/><text:tab/>session and helps to prevent unauthorized access. </text:span></text:p>
      <text:p text:style-name="Standard"><text:span text:style-name="Strong_20_Emphasis"/></text:p>
      <text:list xml:id="list80038102156918" text:continue-numbering="true" text:style-name="L11">
        <text:list-item>
          <text:list>
            <text:list-item>
              <text:h text:style-name="P27" text:outline-level="2"><text:span text:style-name="Strong_20_Emphasis">Password Management:</text:span></text:h>
              <text:list>
                <text:list-item>
                  <text:h text:style-name="P22" text:outline-level="3"><text:span text:style-name="Strong_20_Emphasis">Password Reset:</text:span></text:h>
                </text:list-item>
              </text:list>
            </text:list-item>
          </text:list>
        </text:list-item>
      </text:list>
      <text:p text:style-name="Text_20_body"><text:span text:style-name="Strong_20_Emphasis"><text:tab/><text:tab/></text:span><text:span text:style-name="Strong_20_Emphasis"><text:span text:style-name="T5">Users can reset their password via email if they forget it. </text:span></text:span><text:span text:style-name="T5">The system sends a secure link <text:tab/><text:tab/>to the user's email for password resetting, enhancing security. </text:span></text:p>
      <text:list xml:id="list80037778994421" text:continue-numbering="true" text:style-name="L11">
        <text:list-item>
          <text:list>
            <text:list-item>
              <text:list>
                <text:list-item>
                  <text:h text:style-name="P25" text:outline-level="3"><text:span text:style-name="Strong_20_Emphasis"><text:span text:style-name="T1">Strong Password Enforcement:</text:span></text:span></text:h>
                  <text:p text:style-name="P1"><text:span text:style-name="Strong_20_Emphasis"><text:span text:style-name="T5">Encourages or enforces users to create strong passwords by setting minimum requirements (e.g., length, special characters). </text:span></text:span><text:span text:style-name="T5">Reduces the risk of account breaches due to weak passwords. </text:span><text:span text:style-name="Strong_20_Emphasis"><text:span text:style-name="T5"><text:line-break/></text:span></text:span></text:p>
                </text:list-item>
              </text:list>
            </text:list-item>
            <text:list-item>
              <text:h text:style-name="P27" text:outline-level="2"><text:span text:style-name="Strong_20_Emphasis">Role-Based Access Control (RBAC):</text:span></text:h>
              <text:list>
                <text:list-item>
                  <text:h text:style-name="P23" text:outline-level="3"><text:span text:style-name="Strong_20_Emphasis">User Roles:</text:span></text:h>
                </text:list-item>
              </text:list>
            </text:list-item>
          </text:list>
        </text:list-item>
      </text:list>
      <text:p text:style-name="P3"><text:span text:style-name="Strong_20_Emphasis"><text:tab/><text:tab/></text:span><text:span text:style-name="Strong_20_Emphasis"><text:span text:style-name="T5">The system differentiates between roles such as Admin, Presenter, and Participant, each <text:tab/><text:tab/><text:tab/>with specific permissions. </text:span></text:span><text:span text:style-name="T5">Admins have full access, while presenters can create and <text:tab/><text:tab/><text:tab/>manage sessions, and participants can join and interact in sessions. </text:span></text:p>
      <text:list xml:id="list80037007116361" text:continue-numbering="true" text:style-name="L11">
        <text:list-item>
          <text:list>
            <text:list-item>
              <text:list>
                <text:list-item>
                  <text:h text:style-name="P23" text:outline-level="3"><text:soft-page-break/><text:span text:style-name="Strong_20_Emphasis">Role-Specific Permissions:</text:span></text:h>
                </text:list-item>
              </text:list>
            </text:list-item>
          </text:list>
        </text:list-item>
      </text:list>
      <text:p text:style-name="P3"><text:span text:style-name="Strong_20_Emphasis"><text:tab/><text:tab/></text:span><text:span text:style-name="Strong_20_Emphasis"><text:span text:style-name="T5">Permissions control access to features and data within the application based on user <text:tab/><text:tab/><text:tab/>roles. </text:span></text:span><text:span text:style-name="T5">Ensures that sensitive information and critical functionalities are restricted to <text:tab/><text:tab/><text:tab/>authorized users only. </text:span></text:p>
      <text:list xml:id="list80036459690973" text:continue-numbering="true" text:style-name="L11">
        <text:list-item>
          <text:list>
            <text:list-header>
              <text:h text:style-name="P28" text:outline-level="2"><text:span text:style-name="Strong_20_Emphasis">Profile Management:</text:span></text:h>
              <text:list text:continue-numbering="true">
                <text:list-item>
                  <text:h text:style-name="P24" text:outline-level="3"><text:span text:style-name="Strong_20_Emphasis">Personal Information Management:</text:span></text:h>
                </text:list-item>
              </text:list>
            </text:list-header>
          </text:list>
        </text:list-item>
      </text:list>
      <text:p text:style-name="P4"><text:span text:style-name="Strong_20_Emphasis"><text:span text:style-name="T5"><text:tab/><text:tab/>Users can update their profile information, including their name, email, and profile <text:tab/><text:tab/><text:tab/>picture. </text:span></text:span><text:span text:style-name="T5">Helps users maintain their personal data and keep their profiles up to date. </text:span></text:p>
      <text:list xml:id="list80036953717726" text:continue-numbering="true" text:style-name="L11">
        <text:list-item>
          <text:list>
            <text:list-item>
              <text:list>
                <text:list-item>
                  <text:h text:style-name="P25" text:outline-level="3"><text:span text:style-name="Strong_20_Emphasis">Notification Preferences:</text:span></text:h>
                  <text:p text:style-name="P1"><text:span text:style-name="Strong_20_Emphasis"><text:span text:style-name="T5">Users can customize notification settings, such as opting in/out of email alerts or choosing the types of notifications they receive. </text:span></text:span><text:span text:style-name="T5">Enhances user experience by allowing customization of how they interact with the platform. </text:span><text:span text:style-name="Strong_20_Emphasis"><text:line-break/></text:span></text:p>
                </text:list-item>
              </text:list>
            </text:list-item>
            <text:list-item>
              <text:h text:style-name="P27" text:outline-level="2"><text:span text:style-name="Strong_20_Emphasis">Interactive Slide Builder:</text:span></text:h>
              <text:list>
                <text:list-item>
                  <text:h text:style-name="P22" text:outline-level="3"><text:span text:style-name="Strong_20_Emphasis">Drag-and-Drop Interface:</text:span></text:h>
                </text:list-item>
              </text:list>
            </text:list-item>
          </text:list>
        </text:list-item>
      </text:list>
      <text:p text:style-name="Text_20_body"><text:span text:style-name="Strong_20_Emphasis"><text:span text:style-name="T5"><text:tab/><text:tab/>A user-friendly interface that allows presenters to create slides by dragging and dropping <text:tab/><text:tab/>elements like text, images, videos, and interactive widgets. </text:span></text:span><text:span text:style-name="T5">Facilitates the creation of <text:tab/><text:tab/><text:tab/>visually appealing presentations without needing technical expertise. </text:span></text:p>
      <text:list xml:id="list80036983469350" text:continue-numbering="true" text:style-name="L11">
        <text:list-item>
          <text:list>
            <text:list-item>
              <text:list>
                <text:list-item>
                  <text:h text:style-name="P22" text:outline-level="3"><text:span text:style-name="Strong_20_Emphasis">Customizable Widgets:</text:span></text:h>
                </text:list-item>
              </text:list>
            </text:list-item>
          </text:list>
        </text:list-item>
      </text:list>
      <text:p text:style-name="Text_20_body"><text:span text:style-name="Strong_20_Emphasis"><text:tab/><text:tab/></text:span><text:span text:style-name="Strong_20_Emphasis"><text:span text:style-name="T5">Includes various interactive widgets (e.g., polls, quizzes) that can be customized and <text:tab/><text:tab/><text:tab/>embedded directly into slides. </text:span></text:span><text:span text:style-name="T5">Enhances engagement by allowing interactive elements <text:tab/><text:tab/><text:tab/>within the presentation. </text:span></text:p>
      <text:p text:style-name="Text_20_body"><text:span text:style-name="Strong_20_Emphasis"/></text:p>
      <text:list xml:id="list80037156693315" text:continue-numbering="true" text:style-name="L11">
        <text:list-item>
          <text:list>
            <text:list-item>
              <text:h text:style-name="P27" text:outline-level="2"><text:span text:style-name="Strong_20_Emphasis">Template Library:</text:span></text:h>
              <text:list>
                <text:list-item>
                  <text:h text:style-name="P22" text:outline-level="3"><text:span text:style-name="Strong_20_Emphasis">Pre-Designed Templates:</text:span></text:h>
                </text:list-item>
              </text:list>
            </text:list-item>
          </text:list>
        </text:list-item>
      </text:list>
      <text:p text:style-name="Text_20_body"><text:span text:style-name="Strong_20_Emphasis"><text:tab/><text:tab/></text:span><text:span text:style-name="Strong_20_Emphasis"><text:span text:style-name="T5">Offers a library of pre-designed slide templates tailored for different types of <text:tab/><text:tab/><text:tab/><text:tab/>presentations (e.g., educational, corporate). </text:span></text:span>Saves time and ensures consistency in <text:tab/><text:tab/><text:tab/>presentation design, especially for users with limited design skills. </text:p>
      <text:list xml:id="list80036672580541" text:continue-numbering="true" text:style-name="L11">
        <text:list-item>
          <text:list>
            <text:list-item>
              <text:list>
                <text:list-item>
                  <text:h text:style-name="P22" text:outline-level="3"><text:soft-page-break/><text:span text:style-name="Strong_20_Emphasis">Custom Templates:</text:span></text:h>
                </text:list-item>
              </text:list>
            </text:list-item>
          </text:list>
        </text:list-item>
      </text:list>
      <text:p text:style-name="Text_20_body"><text:span text:style-name="Strong_20_Emphasis"><text:tab/></text:span><text:span text:style-name="Strong_20_Emphasis"><text:span text:style-name="T5"><text:tab/>Users can save their own slide designs as templates for reuse in future presentations. <text:tab/><text:tab/><text:tab/></text:span></text:span>Promotes efficiency and consistency in creating recurring types of presentations. </text:p>
      <text:p text:style-name="Text_20_body"><text:span text:style-name="Strong_20_Emphasis"/></text:p>
      <text:list xml:id="list80038265791576" text:continue-numbering="true" text:style-name="L11">
        <text:list-item>
          <text:list>
            <text:list-item>
              <text:h text:style-name="P35" text:outline-level="2"><text:span text:style-name="Strong_20_Emphasis">Content Integration:</text:span></text:h>
              <text:list>
                <text:list-item>
                  <text:h text:style-name="P22" text:outline-level="3"><text:span text:style-name="Strong_20_Emphasis">Multimedia Embedding:</text:span></text:h>
                </text:list-item>
              </text:list>
            </text:list-item>
          </text:list>
        </text:list-item>
      </text:list>
      <text:p text:style-name="Text_20_body"><text:span text:style-name="Strong_20_Emphasis"><text:tab/><text:tab/></text:span><text:span text:style-name="Strong_20_Emphasis"><text:span text:style-name="T5">Presenters can embed various types of multimedia content, such as YouTube videos, <text:tab/><text:tab/><text:tab/>PDFs, and external links, directly into slides.</text:span></text:span><text:span text:style-name="T5">Supports a richer, more engaging </text:span><text:span text:style-name="T6"><text:tab/><text:tab/><text:tab/><text:tab/></text:span><text:span text:style-name="T5">presentation experience by incorporating diverse content types. </text:span></text:p>
      <text:list xml:id="list80036969744652" text:continue-numbering="true" text:style-name="L11">
        <text:list-item>
          <text:list>
            <text:list-item>
              <text:list>
                <text:list-item>
                  <text:h text:style-name="P22" text:outline-level="3"><text:span text:style-name="Strong_20_Emphasis">Content Synchronization:</text:span></text:h>
                </text:list-item>
              </text:list>
            </text:list-item>
          </text:list>
        </text:list-item>
      </text:list>
      <text:p text:style-name="Text_20_body"><text:span text:style-name="Strong_20_Emphasis"><text:tab/></text:span><text:span text:style-name="Strong_20_Emphasis"><text:span text:style-name="T5"><text:tab/>Ensures that embedded content is synchronized and loads seamlessly during the <text:tab/><text:tab/><text:tab/><text:tab/>presentation, even with varied internet speeds. </text:span></text:span><text:span text:style-name="T5">Provides a smooth experience for <text:tab/><text:tab/><text:tab/><text:tab/>participants, with minimal disruptions. </text:span></text:p>
      <text:p text:style-name="Text_20_body"><text:span text:style-name="Strong_20_Emphasis"/></text:p>
      <text:list xml:id="list80037280813468" text:continue-numbering="true" text:style-name="L11">
        <text:list-item>
          <text:list>
            <text:list-item>
              <text:h text:style-name="P29" text:outline-level="2"><text:span text:style-name="Strong_20_Emphasis">Real-Time Preview:</text:span></text:h>
              <text:list>
                <text:list-item>
                  <text:h text:style-name="P22" text:outline-level="3"><text:span text:style-name="Strong_20_Emphasis">Interactive Previews:</text:span></text:h>
                </text:list-item>
              </text:list>
            </text:list-item>
          </text:list>
        </text:list-item>
      </text:list>
      <text:p text:style-name="Text_20_body"><text:span text:style-name="Strong_20_Emphasis"><text:tab/><text:tab/></text:span><text:span text:style-name="Strong_20_Emphasis"><text:span text:style-name="T5">Allows presenters to preview their slides as they would appear during a live session, <text:tab/><text:tab/><text:tab/>with all interactive elements active. </text:span></text:span><text:span text:style-name="T5">Helps presenters ensure that all elements function <text:tab/><text:tab/><text:tab/>correctly before the presentation. </text:span></text:p>
      <text:list xml:id="list80037517166589" text:continue-numbering="true" text:style-name="L11">
        <text:list-item>
          <text:list>
            <text:list-item>
              <text:list>
                <text:list-item>
                  <text:h text:style-name="P22" text:outline-level="3"><text:span text:style-name="Strong_20_Emphasis">Mobile Preview:</text:span></text:h>
                </text:list-item>
              </text:list>
            </text:list-item>
          </text:list>
        </text:list-item>
      </text:list>
      <text:p text:style-name="Text_20_body"><text:span text:style-name="Strong_20_Emphasis"><text:tab/><text:tab/></text:span><text:span text:style-name="Strong_20_Emphasis"><text:span text:style-name="T5">Provides a preview of how the presentation will appear on different devices, ensuring a <text:tab/><text:tab/><text:tab/>consistent experience across platforms. </text:span></text:span><text:span text:style-name="T5">Ensures that presentations are optimized for all <text:tab/><text:tab/><text:tab/>device types, including smartphones and tablets.</text:span></text:p>
      <text:p text:style-name="Text_20_body"><text:span text:style-name="Strong_20_Emphasis"/></text:p>
      <text:list xml:id="list80037980217300" text:continue-numbering="true" text:style-name="L11">
        <text:list-item>
          <text:list>
            <text:list-item>
              <text:h text:style-name="P27" text:outline-level="2"><text:span text:style-name="Strong_20_Emphasis">Live Polling:</text:span></text:h>
              <text:list>
                <text:list-item>
                  <text:h text:style-name="P22" text:outline-level="3"><text:span text:style-name="Strong_20_Emphasis">Poll Options:</text:span></text:h>
                </text:list-item>
              </text:list>
            </text:list-item>
          </text:list>
        </text:list-item>
      </text:list>
      <text:p text:style-name="Text_20_body"><text:span text:style-name="Strong_20_Emphasis"><text:span text:style-name="T5"><text:tab/><text:tab/>Presenters can create various types of polls, including single-choice, multiple-choice, <text:tab/><text:tab/><text:tab/>and open-ended questions. </text:span></text:span><text:span text:style-name="T5">Allows real-time audience participation and gathers <text:tab/><text:tab/><text:tab/><text:tab/>immediate feedback on specific topics. </text:span></text:p>
      <text:list xml:id="list80037457773293" text:continue-numbering="true" text:style-name="L11">
        <text:list-item>
          <text:list>
            <text:list-item>
              <text:list>
                <text:list-item>
                  <text:h text:style-name="P22" text:outline-level="3"><text:soft-page-break/><text:span text:style-name="Strong_20_Emphasis">Real-Time Results Display:</text:span></text:h>
                </text:list-item>
              </text:list>
            </text:list-item>
          </text:list>
        </text:list-item>
      </text:list>
      <text:p text:style-name="Text_20_body"><text:span text:style-name="Strong_20_Emphasis"><text:tab/></text:span><text:span text:style-name="Strong_20_Emphasis"><text:span text:style-name="T5"><text:tab/>Poll results are displayed in real-time as graphs or charts, providing immediate visual <text:tab/><text:tab/><text:tab/>feedback to both presenters and participants. </text:span></text:span><text:span text:style-name="T5">Enhances engagement by showing <text:tab/><text:tab/><text:tab/><text:tab/>participants how their responses compare with others. </text:span></text:p>
      <text:p text:style-name="Text_20_body"><text:span text:style-name="Strong_20_Emphasis"/></text:p>
      <text:list xml:id="list80037130358053" text:continue-numbering="true" text:style-name="L11">
        <text:list-item>
          <text:list>
            <text:list-item>
              <text:h text:style-name="P27" text:outline-level="2"><text:span text:style-name="Strong_20_Emphasis">Quizzes:</text:span></text:h>
              <text:list>
                <text:list-item>
                  <text:h text:style-name="P22" text:outline-level="3"><text:span text:style-name="Strong_20_Emphasis">Timed Quizzes:</text:span></text:h>
                </text:list-item>
              </text:list>
            </text:list-item>
          </text:list>
        </text:list-item>
      </text:list>
      <text:p text:style-name="Text_20_body"><text:span text:style-name="Strong_20_Emphasis"><text:span text:style-name="T5"><text:tab/><text:tab/>Quizzes can be time-bound, requiring participants to answer within a specified time <text:tab/><text:tab/><text:tab/>limit, adding a competitive element. </text:span></text:span><text:span text:style-name="T5">Increases the challenge and engagement by adding <text:tab/><text:tab/><text:tab/>time pressure to the assessment. </text:span></text:p>
      <text:list xml:id="list80036745464595" text:continue-numbering="true" text:style-name="L11">
        <text:list-item>
          <text:list>
            <text:list-item>
              <text:list>
                <text:list-item>
                  <text:h text:style-name="P22" text:outline-level="3"><text:span text:style-name="Strong_20_Emphasis">Diverse Question Formats:</text:span></text:h>
                </text:list-item>
              </text:list>
            </text:list-item>
          </text:list>
        </text:list-item>
      </text:list>
      <text:p text:style-name="Text_20_body"><text:span text:style-name="Strong_20_Emphasis"><text:span text:style-name="T5"><text:tab/><text:tab/>Supports various question types, including multiple-choice, true/false, and short answer <text:tab/><text:tab/><text:tab/>formats. </text:span></text:span><text:span text:style-name="T5">Allows presenters to assess participant knowledge in different ways, catering to <text:tab/><text:tab/>diverse learning styles. </text:span></text:p>
      <text:list xml:id="list80036335821372" text:continue-numbering="true" text:style-name="L11">
        <text:list-item>
          <text:list>
            <text:list-item>
              <text:list>
                <text:list-item>
                  <text:h text:style-name="P22" text:outline-level="3"><text:span text:style-name="Strong_20_Emphasis">Instant Feedback and Scoring:</text:span></text:h>
                </text:list-item>
              </text:list>
            </text:list-item>
          </text:list>
        </text:list-item>
      </text:list>
      <text:p text:style-name="P5"><text:span text:style-name="Strong_20_Emphasis"><text:tab/></text:span><text:span text:style-name="Strong_20_Emphasis"><text:span text:style-name="T5"><text:tab/>Participants receive immediate feedback on their answers, along with their score. <text:tab/><text:tab/><text:tab/></text:span></text:span><text:span text:style-name="T5">Encourages learning by providing instant correction and reinforcement of concepts. </text:span></text:p>
      <text:list xml:id="list80037441957475" text:continue-numbering="true" text:style-name="L11">
        <text:list-item>
          <text:list>
            <text:list-item>
              <text:h text:style-name="P27" text:outline-level="2"><text:span text:style-name="Strong_20_Emphasis">Q&amp;A:</text:span></text:h>
              <text:list>
                <text:list-item>
                  <text:h text:style-name="P22" text:outline-level="3"><text:span text:style-name="Strong_20_Emphasis"><text:span text:style-name="T7">Live Question Submission:</text:span></text:span></text:h>
                </text:list-item>
              </text:list>
            </text:list-item>
          </text:list>
        </text:list-item>
      </text:list>
      <text:p text:style-name="Text_20_body"><text:span text:style-name="Strong_20_Emphasis"><text:span text:style-name="T5"><text:tab/><text:tab/>Participants can submit questions during the presentation, which the presenter can <text:tab/><text:tab/><text:tab/>address in real-time. </text:span></text:span><text:span text:style-name="T5">Enhances interactivity and ensures that audience concerns or <text:tab/><text:tab/><text:tab/>curiosities are addressed promptly. </text:span></text:p>
      <text:list xml:id="list80036629528903" text:continue-numbering="true" text:style-name="L11">
        <text:list-item>
          <text:list>
            <text:list-item>
              <text:list>
                <text:list-item>
                  <text:h text:style-name="P22" text:outline-level="3"><text:span text:style-name="Strong_20_Emphasis"><text:span text:style-name="T7">Upvoting Capabilities:</text:span></text:span></text:h>
                </text:list-item>
              </text:list>
            </text:list-item>
          </text:list>
        </text:list-item>
      </text:list>
      <text:p text:style-name="Text_20_body"><text:span text:style-name="Strong_20_Emphasis"><text:span text:style-name="T5"><text:tab/><text:tab/>Other participants can upvote submitted questions, prioritizing the most popular or <text:tab/><text:tab/><text:tab/>relevant ones for the presenter to address. </text:span></text:span><text:span text:style-name="T5">Ensures that the most pressing questions are <text:tab/><text:tab/><text:tab/>addressed, reflecting collective audience interest.</text:span> </text:p>
      <text:list xml:id="list80038207929077" text:continue-numbering="true" text:style-name="L11">
        <text:list-item>
          <text:list>
            <text:list-item>
              <text:h text:style-name="P27" text:outline-level="2"><text:span text:style-name="Strong_20_Emphasis">Surveys:</text:span></text:h>
              <text:list>
                <text:list-item>
                  <text:p text:style-name="P1"><text:span text:style-name="Strong_20_Emphasis"><text:span text:style-name="T1">Post-Session Surveys:</text:span></text:span><text:span text:style-name="Strong_20_Emphasis"><text:line-break/></text:span><text:span text:style-name="Strong_20_Emphasis"><text:span text:style-name="T5">Presenters can deploy surveys after the session to gather feedback on the content, delivery, and overall experience. </text:span></text:span><text:span text:style-name="T5">Helps in collecting detailed participant feedback to improve future presentations. </text:span></text:p>
                </text:list-item>
              </text:list>
            </text:list-item>
            <text:list-item>
              <text:h text:style-name="P27" text:outline-level="2"><text:soft-page-break/><text:span text:style-name="Strong_20_Emphasis">Low-Latency Interaction:</text:span></text:h>
              <text:list>
                <text:list-item>
                  <text:h text:style-name="P22" text:outline-level="3"><text:span text:style-name="Strong_20_Emphasis">WebSocket Technology:</text:span></text:h>
                </text:list-item>
              </text:list>
            </text:list-item>
          </text:list>
        </text:list-item>
      </text:list>
      <text:p text:style-name="Text_20_body"><text:span text:style-name="Strong_20_Emphasis"><text:span text:style-name="T5"><text:tab/><text:tab/>Utilizes WebSocket or similar technology to handle real-time data transfer between the <text:tab/><text:tab/><text:tab/>server and participants. </text:span></text:span><text:span text:style-name="T5">Ensures that interactions, such as polling and Q&amp;A, are <text:tab/><text:tab/><text:tab/><text:tab/>processed with minimal delay, providing a seamless experience. </text:span></text:p>
      <text:list xml:id="list80036230242628" text:continue-numbering="true" text:style-name="L11">
        <text:list-item>
          <text:list>
            <text:list-item>
              <text:list>
                <text:list-item>
                  <text:h text:style-name="P22" text:outline-level="3"><text:span text:style-name="Strong_20_Emphasis">Optimized Data Streams:</text:span></text:h>
                </text:list-item>
              </text:list>
            </text:list-item>
          </text:list>
        </text:list-item>
      </text:list>
      <text:p text:style-name="Text_20_body"><text:span text:style-name="Strong_20_Emphasis"><text:tab/></text:span><text:span text:style-name="Strong_20_Emphasis"><text:span text:style-name="T5"><text:tab/>Data streams are optimized to handle large numbers of participants simultaneously, <text:tab/><text:tab/><text:tab/>reducing the risk of lag or disruption. </text:span></text:span><text:span text:style-name="T5">Provides a smooth and reliable user experience, <text:tab/><text:tab/><text:tab/>even under high traffic. </text:span></text:p>
      <text:p text:style-name="Text_20_body"><text:span text:style-name="Strong_20_Emphasis"/></text:p>
      <text:list xml:id="list80037911235879" text:continue-numbering="true" text:style-name="L11">
        <text:list-item>
          <text:list>
            <text:list-item>
              <text:h text:style-name="P27" text:outline-level="2"><text:span text:style-name="Strong_20_Emphasis">Real-Time Analytics:</text:span></text:h>
              <text:list>
                <text:list-item>
                  <text:h text:style-name="P22" text:outline-level="3"><text:span text:style-name="Strong_20_Emphasis">Immediate Data Aggregation:</text:span></text:h>
                </text:list-item>
              </text:list>
            </text:list-item>
          </text:list>
        </text:list-item>
      </text:list>
      <text:p text:style-name="Text_20_body"><text:span text:style-name="Strong_20_Emphasis"><text:span text:style-name="T5"><text:tab/><text:tab/>The system aggregates data from polls, quizzes, and Q&amp;A sessions in real-time, <text:tab/><text:tab/><text:tab/><text:tab/>allowing presenters to monitor engagement and performance as it happens. </text:span></text:span><text:span text:style-name="T5">Provides <text:tab/><text:tab/><text:tab/>actionable insights during the session, enabling on-the-fly adjustments. </text:span></text:p>
      <text:list xml:id="list80038062033486" text:continue-numbering="true" text:style-name="L11">
        <text:list-item>
          <text:list>
            <text:list-item>
              <text:list>
                <text:list-item>
                  <text:h text:style-name="P22" text:outline-level="3"><text:span text:style-name="Strong_20_Emphasis">Visual Data Representation:</text:span></text:h>
                </text:list-item>
              </text:list>
            </text:list-item>
          </text:list>
        </text:list-item>
      </text:list>
      <text:p text:style-name="Text_20_body"><text:span text:style-name="Strong_20_Emphasis"><text:tab/><text:tab/></text:span><text:span text:style-name="Strong_20_Emphasis"><text:span text:style-name="T5">Data is visually represented in the form of charts, graphs, and heatmaps, making it easier <text:tab/><text:tab/>for presenters to interpret and respond to trends. </text:span></text:span><text:span text:style-name="T5">Enhances the ability to make data-<text:tab/><text:tab/><text:tab/>driven decisions during the presentation. </text:span></text:p>
      <text:p text:style-name="Text_20_body"><text:span text:style-name="Strong_20_Emphasis"/></text:p>
      <text:list xml:id="list80037579195618" text:continue-numbering="true" text:style-name="L11">
        <text:list-item>
          <text:list>
            <text:list-item>
              <text:h text:style-name="P27" text:outline-level="2"><text:span text:style-name="Strong_20_Emphasis">Dynamic Data Handling:</text:span></text:h>
              <text:list>
                <text:list-item>
                  <text:h text:style-name="P22" text:outline-level="3"><text:span text:style-name="Strong_20_Emphasis">Adaptive Load Balancing:</text:span></text:h>
                </text:list-item>
              </text:list>
            </text:list-item>
          </text:list>
        </text:list-item>
      </text:list>
      <text:p text:style-name="Text_20_body"><text:span text:style-name="Strong_20_Emphasis"><text:span text:style-name="T5"><text:tab/><text:tab/>The system dynamically adjusts to handle varying loads of real-time data, ensuring <text:tab/><text:tab/><text:tab/>consistent performance regardless of participant numbers. </text:span></text:span><text:span text:style-name="T5">Prevents bottlenecks and <text:tab/><text:tab/><text:tab/>maintains system stability during peak usage times. </text:span></text:p>
      <text:list xml:id="list80037809205835" text:continue-numbering="true" text:style-name="L11">
        <text:list-item>
          <text:list>
            <text:list-item>
              <text:list>
                <text:list-item>
                  <text:h text:style-name="P22" text:outline-level="3"><text:span text:style-name="Strong_20_Emphasis">Scalable Architecture:</text:span></text:h>
                </text:list-item>
              </text:list>
            </text:list-item>
          </text:list>
        </text:list-item>
      </text:list>
      <text:p text:style-name="Text_20_body"><text:span text:style-name="Strong_20_Emphasis"><text:tab/><text:tab/></text:span><text:span text:style-name="Strong_20_Emphasis"><text:span text:style-name="T5">Built on a scalable architecture that can expand resources on demand to accommodate <text:tab/><text:tab/><text:tab/>large sessions or unexpected surges in participation. </text:span></text:span><text:span text:style-name="T5">Ensures that the application remains <text:tab/><text:tab/>responsive and functional under all conditions. </text:span></text:p>
      <text:p text:style-name="Text_20_body"><text:span text:style-name="Strong_20_Emphasis"/></text:p>
      <text:list xml:id="list80037692977417" text:continue-numbering="true" text:style-name="L11">
        <text:list-item>
          <text:list>
            <text:list-item>
              <text:h text:style-name="P27" text:outline-level="2"><text:soft-page-break/><text:span text:style-name="Strong_20_Emphasis">Automated Grading:</text:span></text:h>
              <text:list>
                <text:list-item>
                  <text:h text:style-name="P22" text:outline-level="3"><text:span text:style-name="Strong_20_Emphasis">Instant Grading Mechanism:</text:span></text:h>
                </text:list-item>
              </text:list>
            </text:list-item>
          </text:list>
        </text:list-item>
      </text:list>
      <text:p text:style-name="Text_20_body"><text:span text:style-name="Strong_20_Emphasis"><text:span text:style-name="T5"><text:tab/><text:tab/>The system automatically grades quizzes based on predefined answers and scoring rules, <text:tab/><text:tab/>providing immediate results to participants. </text:span></text:span><text:span text:style-name="T5">Saves time for presenters and provides <text:tab/><text:tab/><text:tab/>instant feedback to participants. </text:span></text:p>
      <text:list xml:id="list80036794115895" text:continue-numbering="true" text:style-name="L11">
        <text:list-item>
          <text:list>
            <text:list-item>
              <text:list>
                <text:list-item>
                  <text:h text:style-name="P22" text:outline-level="3"><text:span text:style-name="Strong_20_Emphasis">Customizable Scoring Rules:</text:span></text:h>
                </text:list-item>
              </text:list>
            </text:list-item>
          </text:list>
        </text:list-item>
      </text:list>
      <text:p text:style-name="Text_20_body"><text:span text:style-name="Strong_20_Emphasis"><text:span text:style-name="T5"><text:tab/><text:tab/>Presenters can set specific scoring rules, such as partial credit for partially correct <text:tab/><text:tab/><text:tab/>answers or weighted scoring for certain questions. </text:span></text:span><text:span text:style-name="T5">Allows for more flexible and tailored <text:tab/><text:tab/>assessments. </text:span></text:p>
      <text:p text:style-name="Text_20_body"><text:span text:style-name="Strong_20_Emphasis"/></text:p>
      <text:list xml:id="list80037553880111" text:continue-numbering="true" text:style-name="L11">
        <text:list-item>
          <text:list>
            <text:list-item>
              <text:h text:style-name="P27" text:outline-level="2"><text:span text:style-name="Strong_20_Emphasis">Performance Tracking:</text:span></text:h>
              <text:list>
                <text:list-item>
                  <text:h text:style-name="P22" text:outline-level="3"><text:span text:style-name="Strong_20_Emphasis">Individual Performance Reports:</text:span></text:h>
                </text:list-item>
              </text:list>
            </text:list-item>
          </text:list>
        </text:list-item>
      </text:list>
      <text:p text:style-name="P11"><text:span text:style-name="Strong_20_Emphasis"><text:span text:style-name="T5"><text:tab/><text:tab/>Generates detailed reports on individual participant performance in quizzes and polls, <text:tab/><text:tab/><text:tab/>including scores, time taken, and areas of improvement. </text:span></text:span><text:span text:style-name="T5">Helps participants understand <text:tab/><text:tab/><text:tab/>their strengths and weaknesses. </text:span></text:p>
      <text:list xml:id="list80038069852341" text:continue-numbering="true" text:style-name="L11">
        <text:list-item>
          <text:list>
            <text:list-item>
              <text:list>
                <text:list-item>
                  <text:h text:style-name="P22" text:outline-level="3"><text:span text:style-name="Strong_20_Emphasis">Group Performance Analytics:</text:span></text:h>
                </text:list-item>
              </text:list>
            </text:list-item>
          </text:list>
        </text:list-item>
      </text:list>
      <text:p text:style-name="Text_20_body"><text:span text:style-name="Strong_20_Emphasis"><text:span text:style-name="T5"><text:tab/><text:tab/>Provides aggregated data on group performance, identifying trends and common areas of <text:tab/><text:tab/>difficulty. </text:span></text:span><text:span text:style-name="T5">Assists presenters in evaluating the effectiveness of the session and <text:tab/><text:tab/><text:tab/><text:tab/>identifying areas for improvement. </text:span></text:p>
      <text:p text:style-name="Text_20_body"><text:span text:style-name="Strong_20_Emphasis"/></text:p>
      <text:p text:style-name="Text_20_body"><text:span text:style-name="Strong_20_Emphasis"/></text:p>
      <text:list xml:id="list80038307577926" text:continue-numbering="true" text:style-name="L11">
        <text:list-item>
          <text:list>
            <text:list-item>
              <text:h text:style-name="P27" text:outline-level="2"><text:span text:style-name="Strong_20_Emphasis">Leaderboard:</text:span></text:h>
              <text:list>
                <text:list-item>
                  <text:h text:style-name="P22" text:outline-level="3"><text:span text:style-name="Strong_20_Emphasis">Real-Time Updates:</text:span></text:h>
                </text:list-item>
              </text:list>
            </text:list-item>
          </text:list>
        </text:list-item>
      </text:list>
      <text:p text:style-name="Text_20_body"><text:span text:style-name="Strong_20_Emphasis"><text:span text:style-name="T5"><text:tab/><text:tab/>A dynamic leaderboard displays participant rankings based on quiz performance, <text:tab/><text:tab/><text:tab/>updated in real-time. </text:span></text:span><text:span text:style-name="T5">Encourages competition and motivates participants to perform <text:tab/><text:tab/><text:tab/>better. </text:span></text:p>
      <text:list xml:id="list80036956864975" text:continue-numbering="true" text:style-name="L11">
        <text:list-item>
          <text:list>
            <text:list-item>
              <text:list>
                <text:list-item>
                  <text:h text:style-name="P22" text:outline-level="3"><text:span text:style-name="Strong_20_Emphasis">Customizable Criteria:</text:span></text:h>
                </text:list-item>
              </text:list>
            </text:list-item>
          </text:list>
        </text:list-item>
      </text:list>
      <text:p text:style-name="Text_20_body"><text:span text:style-name="Strong_20_Emphasis"><text:tab/><text:tab/></text:span><text:span text:style-name="Strong_20_Emphasis"><text:span text:style-name="T5">Presenters can customize leaderboard criteria, such as awarding points for participation, <text:tab/><text:tab/><text:tab/>correct answers, or speed of response. </text:span></text:span><text:span text:style-name="T5">Allows for tailored competition that aligns with <text:tab/><text:tab/><text:tab/>the session’s objectives. </text:span></text:p>
      <text:p text:style-name="Text_20_body"><text:span text:style-name="Strong_20_Emphasis"/></text:p>
      <text:list xml:id="list80036626764327" text:continue-numbering="true" text:style-name="L11">
        <text:list-item>
          <text:list>
            <text:list-item>
              <text:h text:style-name="P27" text:outline-level="2"><text:soft-page-break/><text:span text:style-name="Strong_20_Emphasis">Performance Reports:</text:span></text:h>
              <text:list>
                <text:list-item>
                  <text:h text:style-name="P22" text:outline-level="3"><text:span text:style-name="Strong_20_Emphasis">Detailed Assessment Reports:</text:span></text:h>
                </text:list-item>
              </text:list>
            </text:list-item>
          </text:list>
        </text:list-item>
      </text:list>
      <text:p text:style-name="Text_20_body"><text:span text:style-name="Strong_20_Emphasis"><text:span text:style-name="T5"><text:tab/><text:tab/>Generates comprehensive performance reports, including correct/incorrect answers, <text:tab/><text:tab/><text:tab/>average scores, and time analysis. </text:span></text:span><text:span text:style-name="T5">Provides a deep dive into participant performance, <text:tab/><text:tab/><text:tab/>helping to refine future assessments. </text:span></text:p>
      <text:list xml:id="list80037697969886" text:continue-numbering="true" text:style-name="L11">
        <text:list-item>
          <text:list>
            <text:list-item>
              <text:list>
                <text:list-item>
                  <text:h text:style-name="P22" text:outline-level="3"><text:span text:style-name="Strong_20_Emphasis">Downloadable Reports:</text:span></text:h>
                </text:list-item>
              </text:list>
            </text:list-item>
          </text:list>
        </text:list-item>
      </text:list>
      <text:p text:style-name="Text_20_body"><text:span text:style-name="Strong_20_Emphasis"><text:span text:style-name="T5"><text:tab/><text:tab/>Participants and presenters can download performance reports in various formats (e.g., <text:tab/><text:tab/><text:tab/>PDF, Excel) for offline review. </text:span></text:span><text:span text:style-name="T5">Facilitates easy sharing and long-term record keeping. </text:span></text:p>
      <text:p text:style-name="Text_20_body"><text:span text:style-name="Strong_20_Emphasis"/></text:p>
      <text:list xml:id="list80037618049472" text:continue-numbering="true" text:style-name="L11">
        <text:list-item>
          <text:list>
            <text:list-item>
              <text:h text:style-name="P27" text:outline-level="2"><text:span text:style-name="Strong_20_Emphasis">Participation Reports:</text:span></text:h>
              <text:list>
                <text:list-item>
                  <text:h text:style-name="P22" text:outline-level="3"><text:span text:style-name="Strong_20_Emphasis">Attendance and Activity Logs:</text:span></text:h>
                </text:list-item>
              </text:list>
            </text:list-item>
          </text:list>
        </text:list-item>
      </text:list>
      <text:p text:style-name="Text_20_body"><text:span text:style-name="Strong_20_Emphasis"><text:span text:style-name="T5"><text:tab/><text:tab/>Generates reports on the number of participants, their activity levels, and the duration of <text:tab/><text:tab/>their engagement. </text:span></text:span><text:span text:style-name="T5">Helps presenters understand participant involvement and adjust future <text:tab/><text:tab/>sessions accordingly. </text:span></text:p>
      <text:p text:style-name="Text_20_body"><text:span text:style-name="Strong_20_Emphasis"/></text:p>
      <text:list xml:id="list80036209291273" text:continue-numbering="true" text:style-name="L11">
        <text:list-item>
          <text:list>
            <text:list-item>
              <text:h text:style-name="P27" text:outline-level="2"><text:span text:style-name="Strong_20_Emphasis">Exportable Reports:</text:span></text:h>
              <text:list>
                <text:list-item>
                  <text:h text:style-name="P22" text:outline-level="3"><text:span text:style-name="Strong_20_Emphasis">Multi-Format Export Options:</text:span></text:h>
                </text:list-item>
              </text:list>
            </text:list-item>
          </text:list>
        </text:list-item>
      </text:list>
      <text:p text:style-name="Text_20_body"><text:span text:style-name="Strong_20_Emphasis"><text:span text:style-name="T5"><text:tab/><text:tab/>Reports can be exported in various formats (e.g., PDF, Excel), allowing for easy sharing <text:tab/><text:tab/>and offline analysis. </text:span></text:span><text:span text:style-name="T5">Facilitates reporting to stakeholders, such as educators or corporate <text:tab/><text:tab/>trainers. </text:span></text:p>
      <text:p text:style-name="Text_20_body"><text:span text:style-name="Strong_20_Emphasis"/></text:p>
      <text:list xml:id="list80036960666594" text:continue-numbering="true" text:style-name="L11">
        <text:list-item>
          <text:list>
            <text:list-item>
              <text:h text:style-name="P27" text:outline-level="2"><text:span text:style-name="Strong_20_Emphasis">Shared Workspaces:</text:span></text:h>
              <text:list>
                <text:list-item>
                  <text:h text:style-name="P22" text:outline-level="3"><text:span text:style-name="Strong_20_Emphasis">Collaborative Editing:</text:span></text:h>
                </text:list-item>
              </text:list>
            </text:list-item>
          </text:list>
        </text:list-item>
      </text:list>
      <text:p text:style-name="Text_20_body"><text:span text:style-name="Strong_20_Emphasis"><text:span text:style-name="T5"><text:tab/><text:tab/>Multiple users can collaborate on the same presentation in real-time, making edits, <text:tab/><text:tab/><text:tab/>adding content, and reviewing changes together. </text:span></text:span><text:span text:style-name="T5">Enhances teamwork and productivity, <text:tab/><text:tab/><text:tab/>especially for large projects or group presentations. </text:span></text:p>
      <text:list xml:id="list80036277826743" text:continue-numbering="true" text:style-name="L11">
        <text:list-item>
          <text:list>
            <text:list-item>
              <text:list>
                <text:list-item>
                  <text:h text:style-name="P22" text:outline-level="3"><text:span text:style-name="Strong_20_Emphasis">Change Tracking:</text:span></text:h>
                </text:list-item>
              </text:list>
            </text:list-item>
          </text:list>
        </text:list-item>
      </text:list>
      <text:p text:style-name="Text_20_body"><text:span text:style-name="Strong_20_Emphasis"><text:span text:style-name="T5"><text:tab/><text:tab/>The system tracks all changes made to a presentation, allowing users to see who made <text:tab/><text:tab/><text:tab/>what changes and when. </text:span></text:span><text:span text:style-name="T5">Facilitates accountability and helps in managing collaborative <text:tab/><text:tab/><text:tab/>projects. </text:span></text:p>
      <text:list xml:id="list80036272170997" text:continue-numbering="true" text:style-name="L11">
        <text:list-item>
          <text:list>
            <text:list-item>
              <text:list>
                <text:list-item>
                  <text:h text:style-name="P22" text:outline-level="3"><text:soft-page-break/><text:span text:style-name="Strong_20_Emphasis">Revert to Previous Versions:</text:span></text:h>
                </text:list-item>
              </text:list>
            </text:list-item>
          </text:list>
        </text:list-item>
      </text:list>
      <text:p text:style-name="Text_20_body"><text:span text:style-name="Strong_20_Emphasis"><text:span text:style-name="T5"><text:tab/><text:tab/>Users can revert to previous versions of the presentation if needed, preserving the <text:tab/><text:tab/><text:tab/>integrity of the content. </text:span></text:span><text:span text:style-name="T5">Prevents accidental loss of data and enables recovery from <text:tab/><text:tab/><text:tab/>errors. </text:span></text:p>
      <text:p text:style-name="Text_20_body"><text:span text:style-name="Strong_20_Emphasis"/></text:p>
      <text:list xml:id="list80037455398252" text:continue-numbering="true" text:style-name="L11">
        <text:list-item>
          <text:list>
            <text:list-item>
              <text:h text:style-name="P27" text:outline-level="2"><text:span text:style-name="Strong_20_Emphasis">Backup and Recovery:</text:span></text:h>
              <text:list>
                <text:list-item>
                  <text:h text:style-name="P22" text:outline-level="3"><text:span text:style-name="Strong_20_Emphasis">Automated Data Backups:</text:span></text:h>
                </text:list-item>
              </text:list>
            </text:list-item>
          </text:list>
        </text:list-item>
      </text:list>
      <text:p text:style-name="Text_20_body"><text:span text:style-name="Strong_20_Emphasis"><text:span text:style-name="T5"><text:tab/><text:tab/>The system performs regular automated backups of all data, ensuring that nothing is lost <text:tab/><text:tab/>in case of a system failure. </text:span></text:span><text:span text:style-name="T5">Provides peace of mind and data security. </text:span></text:p>
      <text:list xml:id="list80037489538729" text:continue-numbering="true" text:style-name="L11">
        <text:list-item>
          <text:list>
            <text:list-item>
              <text:list>
                <text:list-item>
                  <text:h text:style-name="P22" text:outline-level="3"><text:span text:style-name="Strong_20_Emphasis">Disaster Recovery Options:</text:span></text:h>
                </text:list-item>
              </text:list>
            </text:list-item>
          </text:list>
        </text:list-item>
      </text:list>
      <text:p text:style-name="Text_20_body"><text:span text:style-name="Strong_20_Emphasis"><text:span text:style-name="T5"><text:tab/><text:tab/>In case of system failure, admins can quickly restore the system from backups, <text:tab/><text:tab/><text:tab/><text:tab/>minimizing downtime. </text:span></text:span><text:span text:style-name="T5">Ensures business continuity and quick recovery from unexpected <text:tab/><text:tab/>events. </text:span></text:p>
      <text:p text:style-name="Text_20_body"><text:span text:style-name="Strong_20_Emphasis"/></text:p>
      <text:list xml:id="list80036909542904" text:continue-numbering="true" text:style-name="L11">
        <text:list-item>
          <text:list>
            <text:list-item>
              <text:h text:style-name="P27" text:outline-level="2"><text:span text:style-name="Strong_20_Emphasis">Data Encryption:</text:span></text:h>
              <text:list>
                <text:list-item>
                  <text:h text:style-name="P22" text:outline-level="3"><text:span text:style-name="Strong_20_Emphasis">In-Transit Encryption:</text:span></text:h>
                </text:list-item>
              </text:list>
            </text:list-item>
          </text:list>
        </text:list-item>
      </text:list>
      <text:p text:style-name="Text_20_body"><text:span text:style-name="Strong_20_Emphasis"><text:span text:style-name="T5"><text:tab/><text:tab/>All data transmitted between users and the server is encrypted using protocols such as <text:tab/><text:tab/><text:tab/>SSL/TLS. </text:span></text:span><text:span text:style-name="T5">Protects data from being intercepted during transmission. </text:span></text:p>
      <text:list xml:id="list80037548693198" text:continue-numbering="true" text:style-name="L11">
        <text:list-item>
          <text:list>
            <text:list-item>
              <text:list>
                <text:list-item>
                  <text:h text:style-name="P22" text:outline-level="3"><text:span text:style-name="Strong_20_Emphasis">At-Rest Encryption:</text:span></text:h>
                </text:list-item>
              </text:list>
            </text:list-item>
          </text:list>
        </text:list-item>
      </text:list>
      <text:p text:style-name="Text_20_body"><text:span text:style-name="Strong_20_Emphasis"><text:span text:style-name="T5"><text:tab/><text:tab/>Sensitive data stored on the server is encrypted to protect it from unauthorized access. <text:tab/><text:tab/><text:tab/></text:span></text:span><text:span text:style-name="T5">Ensures that even if the data is accessed, it remains secure and unreadable. </text:span></text:p>
      <text:p text:style-name="Text_20_body"><text:span text:style-name="Strong_20_Emphasis"/></text:p>
      <text:p text:style-name="Text_20_body"><text:span text:style-name="Strong_20_Emphasis"/></text:p>
      <text:h text:style-name="P21" text:outline-level="1"><text:soft-page-break/><text:line-break/></text:h>
      <text:h text:style-name="P21" text:outline-level="1"><text:span text:style-name="T8"/></text:h>
      <text:h text:style-name="P21" text:outline-level="1"><text:span text:style-name="T8"/></text:h>
      <text:h text:style-name="P21" text:outline-level="1"><text:span text:style-name="T8"/></text:h>
      <text:h text:style-name="P21" text:outline-level="1"><text:span text:style-name="T8"/></text:h>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h text:style-name="P21" text:outline-level="1"><text:span text:style-name="T8">Additional <text:s/>AI Features:</text:span></text:h>
      <text:list xml:id="list2870976270" text:style-name="L9">
        <text:list-header>
          <text:p text:style-name="P16"><text:span text:style-name="Strong_20_Emphasis"><text:span text:style-name="T1"/></text:span></text:p>
          <text:list>
            <text:list-item>
              <text:h text:style-name="P31" text:outline-level="2"><text:span text:style-name="Strong_20_Emphasis">AI-Powered Slide Suggestions: </text:span></text:h>
            </text:list-item>
          </text:list>
          <text:p text:style-name="P20"><text:span text:style-name="Strong_20_Emphasis"><text:span text:style-name="T3">Analyze the content of existing slides and suggest relevant multimedia, text, or templates based on the context.<text:line-break/></text:span></text:span></text:p>
          <text:list text:continue-numbering="true">
            <text:list-item>
              <text:h text:style-name="P31" text:outline-level="2"><text:soft-page-break/><text:span text:style-name="Strong_20_Emphasis"><text:span text:style-name="T4">Dynamic Question Generation:<text:line-break/></text:span></text:span><text:span text:style-name="Strong_20_Emphasis"><text:span text:style-name="T3">Use AI to generate quiz questions dynamically based on the difficulty level and participant performance. The system can adapt the difficulty of questions in real-time, providing a personalized challenge for each participant. </text:span></text:span><text:span text:style-name="Strong_20_Emphasis"><text:span text:style-name="T4"><text:line-break/></text:span></text:span></text:h>
            </text:list-item>
            <text:list-item>
              <text:h text:style-name="P31" text:outline-level="2"><text:span text:style-name="Strong_20_Emphasis"><text:span text:style-name="T4">Chatbots for Real-Time Q&amp;A:<text:line-break/></text:span></text:span><text:span text:style-name="Strong_20_Emphasis"><text:span text:style-name="T3">Deploy AI-powered chatbots to assist with real-time Q&amp;A sessions, answering common questions or directing complex queries to the presenter.<text:line-break/></text:span></text:span></text:h>
            </text:list-item>
            <text:list-item>
              <text:h text:style-name="P31" text:outline-level="2"><text:span text:style-name="Strong_20_Emphasis"><text:span text:style-name="T4">Real-Time Translation:<text:line-break/></text:span></text:span><text:span text:style-name="Strong_20_Emphasis"><text:span text:style-name="T3">Provide real-time translation of presentations, quizzes, and participant responses in multiple languages, making the platform accessible to a global audience.</text:span></text:span></text:h>
            </text:list-item>
          </text:list>
        </text:list-header>
      </text:list>
      <text:list xml:id="list1733595286" text:style-name="L201">
        <text:list-header>
          <text:p text:style-name="P1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11T04:59:28.257000000</meta:creation-date>
    <dc:date>2024-08-11T07:57:45.850000000</dc:date>
    <meta:editing-duration>PT9M29S</meta:editing-duration>
    <meta:editing-cycles>1</meta:editing-cycles>
    <meta:generator>Trio_Office/6.2.8.2$Windows_x86 LibreOffice_project/</meta:generator>
    <meta:document-statistic meta:table-count="0" meta:image-count="0" meta:object-count="0" meta:page-count="12" meta:paragraph-count="155" meta:word-count="2200" meta:character-count="16253" meta:non-whitespace-character-count="13912"/>
  </office:meta>
</office:document-meta>
</file>